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182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13.838cm"/>
    </style:style>
    <style:style style:name="co6" style:family="table-column">
      <style:table-column-properties fo:break-before="auto" style:column-width="8.34cm"/>
    </style:style>
    <style:style style:name="co7" style:family="table-column">
      <style:table-column-properties fo:break-before="auto" style:column-width="5.75cm"/>
    </style:style>
    <style:style style:name="co8" style:family="table-column">
      <style:table-column-properties fo:break-before="auto" style:column-width="10.165cm"/>
    </style:style>
    <style:style style:name="co9" style:family="table-column">
      <style:table-column-properties fo:break-before="auto" style:column-width="4.796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4.4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314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3" style:family="text">
      <style:text-properties fo:font-size="12pt" style:font-name-asian="Consolas" style:font-name-complex="Consolas" style:font-size-asian="12pt" style:font-size-complex="12pt" fo:color="#000000" style:font-name="Times New Roman"/>
    </style:style>
    <style:style style:name="T4" style:family="text">
      <style:text-properties style:font-name="F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color="#000000" style:font-name-asian="Consolas" style:font-name-complex="Consolas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Times New Roman" fo:font-size="12pt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oginPage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" table:number-columns-repeated="16371" table:default-cell-style-name="ce2"/>
        <table:table-row table:style-name="ro1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e-requisit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 case creation date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Script creation date</text:p>
          </table:table-cell>
          <table:table-cell table:style-name="ce1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Login </text:p>
          </table:table-cell>
          <table:table-cell office:value-type="string" calcext:value-type="string">
            <text:p>To verify the Login functionality that user should be successfully login in </text:p>
            <text:p>the application with valid credentials. The user mobile number should be </text:p>
            <text:p>Visible below the profile image on Login Modul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ide menu.</text:p>
            <text:p>2.Click on Login Button.</text:p>
            <text:p>3.Enter Phone number in </text:p>
            <text:p>Phone number text field.</text:p>
            <text:p>4.Click on Continue button</text:p>
            <text:p>5.Enter  OTP in OTP text field.</text:p>
            <text:p>6.Click on Submit Button.</text:p>
          </table:table-cell>
          <table:table-cell office:value-type="string" calcext:value-type="string">
            <text:p><text:span text:style-name="T1">The user should be successfully login in the application </text:span></text:p>
            <text:p><text:span text:style-name="T1">With valid credentials &amp; user mobile number should be </text:span></text:p>
            <text:p><text:span text:style-name="T1">Visible below the profile image on Login Module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My Activity</text:p>
          </table:table-cell>
          <table:table-cell office:value-type="string" calcext:value-type="string">
            <text:p>To verify the functionality of Contacted Properties that user should be able </text:p>
            <text:p>To view the recent activity about contacted properties.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Contacted Properties.</text:p>
          </table:table-cell>
          <table:table-cell office:value-type="string" calcext:value-type="string">
            <text:p><text:span text:style-name="T5">The user should be able to view the recent activity about </text:span></text:p>
            <text:p><text:span text:style-name="T5">Contacted properties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My Activity</text:p>
          </table:table-cell>
          <table:table-cell office:value-type="string" calcext:value-type="string">
            <text:p>To verify the functionality of Seen Properties that user should be able </text:p>
            <text:p>To start new search related to properties.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Seen Properties.</text:p>
          </table:table-cell>
          <table:table-cell office:value-type="string" calcext:value-type="string">
            <text:p><text:span text:style-name="T2">The user should be able to start new search related to </text:span></text:p>
            <text:p><text:span text:style-name="T2">Properties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My Activity</text:p>
          </table:table-cell>
          <table:table-cell office:value-type="string" calcext:value-type="string">
            <text:p>To verify the functionality of Saved Properties that user should be able </text:p>
            <text:p>To view the recent activity about saved properties by user.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Saved Properties.</text:p>
          </table:table-cell>
          <table:table-cell office:value-type="string" calcext:value-type="string">
            <text:p><text:span text:style-name="T2">The user should be able to view the recent activity about </text:span></text:p>
            <text:p><text:span text:style-name="T2">saved properties by user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My Activity</text:p>
          </table:table-cell>
          <table:table-cell office:value-type="string" calcext:value-type="string">
            <text:p>To verify the functionality of Saved Searches that user should be able </text:p>
            <text:p>To view the saved searches which is saved by user recently.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Saved Searches.</text:p>
          </table:table-cell>
          <table:table-cell office:value-type="string" calcext:value-type="string">
            <text:p><text:span text:style-name="T2">The user should be able to view the saved searches which </text:span></text:p>
            <text:p><text:span text:style-name="T2">Is saved by user recently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My Transactions</text:p>
          </table:table-cell>
          <table:table-cell office:value-type="string" calcext:value-type="string">
            <text:p><text:span text:style-name="T1">To verify that my transactions leads to “Real Estate in Chandigarh” Page, </text:span></text:p>
            <text:p><text:span text:style-name="T1">User should be redirected to </text:span><text:span text:style-name="T2"> “Real Estate in Chandigarh” Page,</text:span>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My transactions.</text:p>
          </table:table-cell>
          <table:table-cell office:value-type="string" calcext:value-type="string">
            <text:p><text:span text:style-name="T2">The user should be redirected to  “Real Estate in </text:span></text:p>
            <text:p><text:span text:style-name="T2">Chandigarh” Page,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Quick links</text:p>
          </table:table-cell>
          <table:table-cell office:value-type="string" calcext:value-type="string">
            <text:p>To verify that after clicking on quick links, links related to home, owner </text:p>
            <text:p>Packages, news, post properties should be visible to user in quick links section.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Quick links.</text:p>
          </table:table-cell>
          <table:table-cell office:value-type="string" calcext:value-type="string">
            <text:p><text:span text:style-name="T1">The </text:span><text:span text:style-name="T2">links related to home, owner Packages, news, post </text:span></text:p>
            <text:p><text:span text:style-name="T2">Properties should be visible to user in quick links section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Quick links</text:p>
          </table:table-cell>
          <table:table-cell office:value-type="string" calcext:value-type="string">
            <text:p>To verify the count of links present in Quick links section, links should be </text:p>
            <text:p>Present as expected in Quick links section.</text:p>
          </table:table-cell>
          <table:table-cell office:value-type="string" calcext:value-type="string">
            <text:p>Side menu of Login Module should be opened </text:p>
          </table:table-cell>
          <table:table-cell office:value-type="string" calcext:value-type="string">
            <text:p>1.Click on Quick links.</text:p>
            <text:p>2.Verify the count of links in </text:p>
            <text:p>Quick links section.</text:p>
          </table:table-cell>
          <table:table-cell office:value-type="string" calcext:value-type="string">
            <text:p><text:span text:style-name="T1">The </text:span><text:span text:style-name="T2">links should be present as expected in Quick links </text:span></text:p>
            <text:p><text:span text:style-name="T2">Section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Quick links</text:p>
          </table:table-cell>
          <table:table-cell office:value-type="string" calcext:value-type="string">
            <text:p>To verify the functionality of Home link in Quick links section, user should be </text:p>
            <text:p>Redirected to Home Page.</text:p>
          </table:table-cell>
          <table:table-cell office:value-type="string" calcext:value-type="string">
            <text:p>Quick links section should be opened </text:p>
          </table:table-cell>
          <table:table-cell office:value-type="string" calcext:value-type="string">
            <text:p>1.Click on Home.</text:p>
          </table:table-cell>
          <table:table-cell office:value-type="string" calcext:value-type="string">
            <text:p><text:span text:style-name="T1">The </text:span><text:span text:style-name="T2">user should be redirected to Home Page from quick </text:span></text:p>
            <text:p><text:span text:style-name="T2">Links section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Quick links</text:p>
          </table:table-cell>
          <table:table-cell office:value-type="string" calcext:value-type="string">
            <text:p>To verify the functionality of Owner Packages link in Quick links section, </text:p>
            <text:p>user should be redirected to <text:span text:style-name="T3">“Real Estate in India” Page from Quick </text:span></text:p>
            <text:p><text:span text:style-name="T3">Links section.</text:span></text:p>
          </table:table-cell>
          <table:table-cell office:value-type="string" calcext:value-type="string">
            <text:p>Quick links section should be opened </text:p>
          </table:table-cell>
          <table:table-cell office:value-type="string" calcext:value-type="string">
            <text:p>1.Click on Owner Packages.</text:p>
          </table:table-cell>
          <table:table-cell office:value-type="string" calcext:value-type="string">
            <text:p><text:span text:style-name="T1">The </text:span><text:span text:style-name="T2">user should be redirected to </text:span><text:span text:style-name="T6">“Real Estate in India” </text:span></text:p>
            <text:p><text:span text:style-name="T6">Page after clicking on Owner packages from Quick </text:span></text:p>
            <text:p><text:span text:style-name="T7">Links section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Quick links</text:p>
          </table:table-cell>
          <table:table-cell office:value-type="string" calcext:value-type="string">
            <text:p>To verify the functionality of Post Properties link in Quick links section, </text:p>
            <text:p><text:span text:style-name="T4">user should be redirected to </text:span><text:span text:style-name="T3">“List Property Ad for Free – Rent” Page from </text:span></text:p>
            <text:p><text:span text:style-name="T3">Quick links section.</text:span></text:p>
          </table:table-cell>
          <table:table-cell office:value-type="string" calcext:value-type="string">
            <text:p>Quick links section should be opened </text:p>
          </table:table-cell>
          <table:table-cell office:value-type="string" calcext:value-type="string">
            <text:p><text:span text:style-name="T1">1.Click on </text:span><text:span text:style-name="T2">Post Properties</text:span>.</text:p>
          </table:table-cell>
          <table:table-cell office:value-type="string" calcext:value-type="string">
            <text:p><text:span text:style-name="T1">The </text:span><text:span text:style-name="T2">user should be redirected to </text:span><text:span text:style-name="T6">“List Property Ad for </text:span></text:p>
            <text:p><text:span text:style-name="T6">Free – Rent” Page from Quick links section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ousing.com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Quick links</text:p>
          </table:table-cell>
          <table:table-cell office:value-type="string" calcext:value-type="string">
            <text:p>To verify the functionality of News link in Quick links section, </text:p>
            <text:p><text:span text:style-name="T4">user should be redirected to </text:span><text:span text:style-name="T3">“Latest Real Estate News” Page from </text:span></text:p>
            <text:p><text:span text:style-name="T3">Quick links section.</text:span></text:p>
          </table:table-cell>
          <table:table-cell office:value-type="string" calcext:value-type="string">
            <text:p>Quick links section should be opened </text:p>
          </table:table-cell>
          <table:table-cell office:value-type="string" calcext:value-type="string">
            <text:p><text:span text:style-name="T1">1.Click on </text:span><text:span text:style-name="T2">News</text:span>.</text:p>
          </table:table-cell>
          <table:table-cell office:value-type="string" calcext:value-type="string">
            <text:p><text:span text:style-name="T1">The </text:span><text:span text:style-name="T2">user should be redirected to </text:span><text:span text:style-name="T6">““Latest Real Estate </text:span></text:p>
            <text:p><text:span text:style-name="T6">News” Page after clicking on  News link from Quick </text:span></text:p>
            <text:p><text:span text:style-name="T6">Links section.</text:span>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4:35:50.766000000</meta:creation-date>
    <dc:date>2023-05-29T15:31:04.179000000</dc:date>
    <meta:editing-duration>PT55M10S</meta:editing-duration>
    <meta:editing-cycles>7</meta:editing-cycles>
    <meta:generator>LibreOffice/7.4.1.2$Windows_X86_64 LibreOffice_project/3c58a8f3a960df8bc8fd77b461821e42c061c5f0</meta:generator>
    <meta:document-statistic meta:table-count="1" meta:cell-count="157" meta:object-count="0"/>
  </office:meta>
</office:document-meta>
</file>